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eo" svg:font-family="Aleo" style:font-pitch="variable"/>
    <style:font-face style:name="Input" svg:font-family="Inpu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leo" officeooo:rsid="00039023" officeooo:paragraph-rsid="00039023"/>
    </style:style>
    <style:style style:name="T1" style:family="text">
      <style:text-properties officeooo:rsid="0004cb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 A Dhammapada for Contemplation</text:p>
      <text:p text:style-name="P1">Author: Ajahn Munindo</text:p>
      <text:p text:style-name="P1"/>
      <text:p text:style-name="P1">Page size: 155mm x 96mm</text:p>
      <text:p text:style-name="P1">Page count: <text:span text:style-name="T1">180</text:span></text:p>
      <text:p text:style-name="P1"/>
      <text:p text:style-name="P1">In cover_combined.pdf, the spine was calculated as 10.<text:span text:style-name="T1">54</text:span>mm</text:p>
      <text:p text:style-name="P1">(<text:span text:style-name="T1">180</text:span> pages / 2) * 0.106 + 1mm = 10.<text:span text:style-name="T1">54</text:span>mm</text:p>
      <text:p text:style-name="P1"/>
      <text:p text:style-name="P1">Cover pieces are supplied for adjusting the spine width if necess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leo" svg:font-family="Aleo" style:font-pitch="variable"/>
    <style:font-face style:name="Input" svg:font-family="Inpu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14:27:29.719448411</meta:creation-date>
    <dc:date>2015-11-26T15:16:43.456540026</dc:date>
    <meta:editing-duration>PT8M32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7" meta:word-count="45" meta:character-count="262" meta:non-whitespace-character-count="224"/>
  </office:meta>
</office:document-meta>
</file>